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zzy Logic</text:p>
      <text:p text:style-name="P2">-Bisher Klare Entscheidung → nicht sehr natürlich</text:p>
      <text:p text:style-name="P2">-Man hat unscharfe Mengen, bei denen es einen grad an zugehörigkeit gibt.</text:p>
      <text:p text:style-name="P2">-Fuzzyfication:</text:p>
      <text:p text:style-name="P2"><text:tab/>-Eingabewerte über funktionen</text:p>
      <text:p text:style-name="P2"><text:tab/>-bspw. Gesundheitsgrad und Verletztheitsgrad</text:p>
      <text:p text:style-name="P2">-Es gibt viele Verfahren!</text:p>
      <text:p text:style-name="P2"><text:tab/>z.B.:</text:p>
      <text:p text:style-name="P2"><text:tab/>-Der höhere Wert entscheidet</text:p>
      <text:p text:style-name="P2"><text:tab/>-Schwerpunkt in einem Integral zwischen verschiedenen Punkten</text:p>
      <text:p text:style-name="P2"><text:tab/>-man versucht garnicht in zahlen umzuwandeln</text:p>
      <text:p text:style-name="P2"><text:tab/>-Bei mehreren UND verknüpfungen( braucht das UND das)</text:p>
      <text:p text:style-name="P2"><text:tab/><text:tab/>→ das mit dem größten Minimalen wert nehm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2:21:39.54</meta:creation-date>
    <dc:date>2014-05-28T12:53:47.19</dc:date>
    <meta:editing-duration>PT26M22S</meta:editing-duration>
    <meta:editing-cycles>10</meta:editing-cycles>
    <meta:generator>OpenOffice.org/3.4.1$Win32 OpenOffice.org_project/341m1$Build-9593</meta:generator>
    <meta:document-statistic meta:table-count="0" meta:image-count="0" meta:object-count="0" meta:page-count="1" meta:paragraph-count="13" meta:word-count="67" meta:character-count="489"/>
  </office:meta>
</office:document-meta>
</file>